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Output</text:p>
          </table:table-cell>
          <table:table-cell table:style-name="Default" office:value-type="string">
            <text:p>Var Cost</text:p>
          </table:table-cell>
          <table:table-cell table:style-name="Default" office:value-type="string">
            <text:p>Fixed cost</text:p>
          </table:table-cell>
          <table:table-cell office:value-type="string">
            <text:p>Tot Cost</text:p>
          </table:table-cell>
          <table:table-cell office:value-type="string">
            <text:p>Marginal C</text:p>
          </table:table-cell>
          <table:table-cell office:value-type="string">
            <text:p>AVC</text:p>
          </table:table-cell>
          <table:table-cell office:value-type="string">
            <text:p>AFC</text:p>
          </table:table-cell>
          <table:table-cell office:value-type="string">
            <text:p>AT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currency" office:currency="USD" office:value="100">
            <text:p>$100.00</text:p>
          </table:table-cell>
          <table:table-cell table:formula="of:=[.B2]+[.C2]" office:value-type="currency" office:currency="USD" office:value="100">
            <text:p>$100.00</text:p>
          </table:table-cell>
          <table:table-cell/>
          <table:table-cell table:formula="of:=[.B2]/[.A2]" office:value-type="float" office:value="0">
            <text:p>#DIV/0!</text:p>
          </table:table-cell>
          <table:table-cell table:formula="of:=[.C2]/[.A2]" office:value-type="currency" office:currency="USD" office:value="0">
            <text:p>#DIV/0!</text:p>
          </table:table-cell>
          <table:table-cell table:formula="of:=[.D2]/[.A2]" office:value-type="currency" office:currency="USD" office:value="0">
            <text:p>#DIV/0!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currency" office:currency="USD" office:value="10">
            <text:p>$10.00</text:p>
          </table:table-cell>
          <table:table-cell office:value-type="currency" office:currency="USD" office:value="100">
            <text:p>$100.00</text:p>
          </table:table-cell>
          <table:table-cell table:formula="of:=[.B3]+[.C3]" office:value-type="currency" office:currency="USD" office:value="110">
            <text:p>$110.00</text:p>
          </table:table-cell>
          <table:table-cell table:formula="of:=[.D3]-[.D2]" office:value-type="currency" office:currency="USD" office:value="10">
            <text:p>$10.00</text:p>
          </table:table-cell>
          <table:table-cell table:formula="of:=[.B3]/[.A3]" office:value-type="currency" office:currency="USD" office:value="10">
            <text:p>$10.00</text:p>
          </table:table-cell>
          <table:table-cell table:formula="of:=[.C3]/[.A3]" office:value-type="currency" office:currency="USD" office:value="100">
            <text:p>$100.00</text:p>
          </table:table-cell>
          <table:table-cell table:formula="of:=[.D3]/[.A3]" office:value-type="currency" office:currency="USD" office:value="110">
            <text:p>$110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currency" office:currency="USD" office:value="16">
            <text:p>$16.00</text:p>
          </table:table-cell>
          <table:table-cell office:value-type="currency" office:currency="USD" office:value="100">
            <text:p>$100.00</text:p>
          </table:table-cell>
          <table:table-cell table:formula="of:=[.B4]+[.C4]" office:value-type="currency" office:currency="USD" office:value="116">
            <text:p>$116.00</text:p>
          </table:table-cell>
          <table:table-cell table:formula="of:=[.D4]-[.D3]" office:value-type="currency" office:currency="USD" office:value="6">
            <text:p>$6.00</text:p>
          </table:table-cell>
          <table:table-cell table:formula="of:=[.B4]/[.A4]" office:value-type="currency" office:currency="USD" office:value="8">
            <text:p>$8.00</text:p>
          </table:table-cell>
          <table:table-cell table:formula="of:=[.C4]/[.A4]" office:value-type="currency" office:currency="USD" office:value="50">
            <text:p>$50.00</text:p>
          </table:table-cell>
          <table:table-cell table:formula="of:=[.D4]/[.A4]" office:value-type="currency" office:currency="USD" office:value="58">
            <text:p>$58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currency" office:currency="USD" office:value="21">
            <text:p>$21.00</text:p>
          </table:table-cell>
          <table:table-cell office:value-type="currency" office:currency="USD" office:value="100">
            <text:p>$100.00</text:p>
          </table:table-cell>
          <table:table-cell table:formula="of:=[.B5]+[.C5]" office:value-type="currency" office:currency="USD" office:value="121">
            <text:p>$121.00</text:p>
          </table:table-cell>
          <table:table-cell table:formula="of:=[.D5]-[.D4]" office:value-type="currency" office:currency="USD" office:value="5">
            <text:p>$5.00</text:p>
          </table:table-cell>
          <table:table-cell table:formula="of:=[.B5]/[.A5]" office:value-type="currency" office:currency="USD" office:value="7">
            <text:p>$7.00</text:p>
          </table:table-cell>
          <table:table-cell table:formula="of:=[.C5]/[.A5]" office:value-type="currency" office:currency="USD" office:value="33.3333333333333">
            <text:p>$33.33</text:p>
          </table:table-cell>
          <table:table-cell table:formula="of:=[.D5]/[.A5]" office:value-type="currency" office:currency="USD" office:value="40.3333333333333">
            <text:p>$4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currency" office:currency="USD" office:value="26">
            <text:p>$26.00</text:p>
          </table:table-cell>
          <table:table-cell office:value-type="currency" office:currency="USD" office:value="100">
            <text:p>$100.00</text:p>
          </table:table-cell>
          <table:table-cell table:formula="of:=[.B6]+[.C6]" office:value-type="currency" office:currency="USD" office:value="126">
            <text:p>$126.00</text:p>
          </table:table-cell>
          <table:table-cell table:formula="of:=[.D6]-[.D5]" office:value-type="currency" office:currency="USD" office:value="5">
            <text:p>$5.00</text:p>
          </table:table-cell>
          <table:table-cell table:formula="of:=[.B6]/[.A6]" office:value-type="currency" office:currency="USD" office:value="6.5">
            <text:p>$6.50</text:p>
          </table:table-cell>
          <table:table-cell table:formula="of:=[.C6]/[.A6]" office:value-type="currency" office:currency="USD" office:value="25">
            <text:p>$25.00</text:p>
          </table:table-cell>
          <table:table-cell table:formula="of:=[.D6]/[.A6]" office:value-type="currency" office:currency="USD" office:value="31.5">
            <text:p>$31.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100">
            <text:p>$100.00</text:p>
          </table:table-cell>
          <table:table-cell table:formula="of:=[.B7]+[.C7]" office:value-type="currency" office:currency="USD" office:value="130">
            <text:p>$130.00</text:p>
          </table:table-cell>
          <table:table-cell table:formula="of:=[.D7]-[.D6]" office:value-type="currency" office:currency="USD" office:value="4">
            <text:p>$4.00</text:p>
          </table:table-cell>
          <table:table-cell table:formula="of:=[.B7]/[.A7]" office:value-type="currency" office:currency="USD" office:value="6">
            <text:p>$6.00</text:p>
          </table:table-cell>
          <table:table-cell table:formula="of:=[.C7]/[.A7]" office:value-type="currency" office:currency="USD" office:value="20">
            <text:p>$20.00</text:p>
          </table:table-cell>
          <table:table-cell table:formula="of:=[.D7]/[.A7]" office:value-type="currency" office:currency="USD" office:value="26">
            <text:p>$26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currency" office:currency="USD" office:value="36">
            <text:p>$36.00</text:p>
          </table:table-cell>
          <table:table-cell office:value-type="currency" office:currency="USD" office:value="100">
            <text:p>$100.00</text:p>
          </table:table-cell>
          <table:table-cell table:formula="of:=[.B8]+[.C8]" office:value-type="currency" office:currency="USD" office:value="136">
            <text:p>$136.00</text:p>
          </table:table-cell>
          <table:table-cell table:formula="of:=[.D8]-[.D7]" office:value-type="currency" office:currency="USD" office:value="6">
            <text:p>$6.00</text:p>
          </table:table-cell>
          <table:table-cell table:formula="of:=[.B8]/[.A8]" office:value-type="currency" office:currency="USD" office:value="6">
            <text:p>$6.00</text:p>
          </table:table-cell>
          <table:table-cell table:formula="of:=[.C8]/[.A8]" office:value-type="currency" office:currency="USD" office:value="16.6666666666667">
            <text:p>$16.67</text:p>
          </table:table-cell>
          <table:table-cell table:formula="of:=[.D8]/[.A8]" office:value-type="currency" office:currency="USD" office:value="22.6666666666667">
            <text:p>$22.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currency" office:currency="USD" office:value="46">
            <text:p>$46.00</text:p>
          </table:table-cell>
          <table:table-cell office:value-type="currency" office:currency="USD" office:value="100">
            <text:p>$100.00</text:p>
          </table:table-cell>
          <table:table-cell table:formula="of:=[.B9]+[.C9]" office:value-type="currency" office:currency="USD" office:value="146">
            <text:p>$146.00</text:p>
          </table:table-cell>
          <table:table-cell table:formula="of:=[.D9]-[.D8]" office:value-type="currency" office:currency="USD" office:value="10">
            <text:p>$10.00</text:p>
          </table:table-cell>
          <table:table-cell table:formula="of:=[.B9]/[.A9]" office:value-type="currency" office:currency="USD" office:value="6.57142857142857">
            <text:p>$6.57</text:p>
          </table:table-cell>
          <table:table-cell table:formula="of:=[.C9]/[.A9]" office:value-type="currency" office:currency="USD" office:value="14.2857142857143">
            <text:p>$14.29</text:p>
          </table:table-cell>
          <table:table-cell table:formula="of:=[.D9]/[.A9]" office:value-type="currency" office:currency="USD" office:value="20.8571428571429">
            <text:p>$20.86</text:p>
          </table:table-cell>
        </table:table-row>
        <table:table-row table:style-name="ro1">
          <table:table-cell/>
          <table:table-cell table:style-name="Default" table:number-columns-repeated="2"/>
          <table:table-cell>
            <draw:frame table:end-cell-address="Sheet1.K30" table:end-x="0.2634in" table:end-y="0.0209in" draw:z-index="0" draw:style-name="gr1" draw:text-style-name="P1" svg:width="6.289in" svg:height="3.5354in" svg:x="0.1976in" svg:y="0.0417in">
              <draw:object draw:notify-on-update-of-ranges="Sheet1.E11:Sheet1.E12 Sheet1.E13:Sheet1.E19 Sheet1.F11:Sheet1.F12 Sheet1.F13:Sheet1.F19 Sheet1.G11:Sheet1.G12 Sheet1.G13:Sheet1.G19 Sheet1.H11:Sheet1.H12 Sheet1.H13:Sheet1.H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Output</text:p>
          </table:table-cell>
          <table:table-cell table:style-name="Default" office:value-type="string">
            <text:p>Var Cost</text:p>
          </table:table-cell>
          <table:table-cell table:style-name="Default" office:value-type="string">
            <text:p>Fixed cost</text:p>
          </table:table-cell>
          <table:table-cell office:value-type="string">
            <text:p>Tot Cost</text:p>
          </table:table-cell>
          <table:table-cell office:value-type="string">
            <text:p>Marginal C</text:p>
          </table:table-cell>
          <table:table-cell office:value-type="string">
            <text:p>AVC</text:p>
          </table:table-cell>
          <table:table-cell office:value-type="string">
            <text:p>AFC</text:p>
          </table:table-cell>
          <table:table-cell office:value-type="string">
            <text:p>AT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currency" office:currency="USD" office:value="100">
            <text:p>$100.00</text:p>
          </table:table-cell>
          <table:table-cell table:formula="of:=[.B12]+[.C12]" office:value-type="currency" office:currency="USD" office:value="100">
            <text:p>$100.0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office:value-type="currency" office:currency="USD" office:value="100">
            <text:p>$100.00</text:p>
          </table:table-cell>
          <table:table-cell table:formula="of:=[.B13]+[.C13]" office:value-type="currency" office:currency="USD" office:value="111">
            <text:p>$111.00</text:p>
          </table:table-cell>
          <table:table-cell table:formula="of:=[.D13]-[.D12]" office:value-type="currency" office:currency="USD" office:value="11">
            <text:p>$11.00</text:p>
          </table:table-cell>
          <table:table-cell table:formula="of:=[.B13]/[.A13]" office:value-type="currency" office:currency="USD" office:value="11">
            <text:p>$11.00</text:p>
          </table:table-cell>
          <table:table-cell table:formula="of:=[.C13]/[.A13]" office:value-type="currency" office:currency="USD" office:value="100">
            <text:p>$100.00</text:p>
          </table:table-cell>
          <table:table-cell table:formula="of:=[.D13]/[.A13]" office:value-type="currency" office:currency="USD" office:value="111">
            <text:p>$111.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currency" office:currency="USD" office:value="18">
            <text:p>$18.00</text:p>
          </table:table-cell>
          <table:table-cell office:value-type="currency" office:currency="USD" office:value="100">
            <text:p>$100.00</text:p>
          </table:table-cell>
          <table:table-cell table:formula="of:=[.B14]+[.C14]" office:value-type="currency" office:currency="USD" office:value="118">
            <text:p>$118.00</text:p>
          </table:table-cell>
          <table:table-cell table:formula="of:=[.D14]-[.D13]" office:value-type="currency" office:currency="USD" office:value="7">
            <text:p>$7.00</text:p>
          </table:table-cell>
          <table:table-cell table:formula="of:=[.B14]/[.A14]" office:value-type="currency" office:currency="USD" office:value="9">
            <text:p>$9.00</text:p>
          </table:table-cell>
          <table:table-cell table:formula="of:=[.C14]/[.A14]" office:value-type="currency" office:currency="USD" office:value="50">
            <text:p>$50.00</text:p>
          </table:table-cell>
          <table:table-cell table:formula="of:=[.D14]/[.A14]" office:value-type="currency" office:currency="USD" office:value="59">
            <text:p>$59.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currency" office:currency="USD" office:value="24">
            <text:p>$24.00</text:p>
          </table:table-cell>
          <table:table-cell office:value-type="currency" office:currency="USD" office:value="100">
            <text:p>$100.00</text:p>
          </table:table-cell>
          <table:table-cell table:formula="of:=[.B15]+[.C15]" office:value-type="currency" office:currency="USD" office:value="124">
            <text:p>$124.00</text:p>
          </table:table-cell>
          <table:table-cell table:formula="of:=[.D15]-[.D14]" office:value-type="currency" office:currency="USD" office:value="6">
            <text:p>$6.00</text:p>
          </table:table-cell>
          <table:table-cell table:formula="of:=[.B15]/[.A15]" office:value-type="currency" office:currency="USD" office:value="8">
            <text:p>$8.00</text:p>
          </table:table-cell>
          <table:table-cell table:formula="of:=[.C15]/[.A15]" office:value-type="currency" office:currency="USD" office:value="33.3333333333333">
            <text:p>$33.33</text:p>
          </table:table-cell>
          <table:table-cell table:formula="of:=[.D15]/[.A15]" office:value-type="currency" office:currency="USD" office:value="41.3333333333333">
            <text:p>$41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100">
            <text:p>$100.00</text:p>
          </table:table-cell>
          <table:table-cell table:formula="of:=[.B16]+[.C16]" office:value-type="currency" office:currency="USD" office:value="130">
            <text:p>$130.00</text:p>
          </table:table-cell>
          <table:table-cell table:formula="of:=[.D16]-[.D15]" office:value-type="currency" office:currency="USD" office:value="6">
            <text:p>$6.00</text:p>
          </table:table-cell>
          <table:table-cell table:formula="of:=[.B16]/[.A16]" office:value-type="currency" office:currency="USD" office:value="7.5">
            <text:p>$7.50</text:p>
          </table:table-cell>
          <table:table-cell table:formula="of:=[.C16]/[.A16]" office:value-type="currency" office:currency="USD" office:value="25">
            <text:p>$25.00</text:p>
          </table:table-cell>
          <table:table-cell table:formula="of:=[.D16]/[.A16]" office:value-type="currency" office:currency="USD" office:value="32.5">
            <text:p>$32.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currency" office:currency="USD" office:value="35">
            <text:p>$35.00</text:p>
          </table:table-cell>
          <table:table-cell office:value-type="currency" office:currency="USD" office:value="100">
            <text:p>$100.00</text:p>
          </table:table-cell>
          <table:table-cell table:formula="of:=[.B17]+[.C17]" office:value-type="currency" office:currency="USD" office:value="135">
            <text:p>$135.00</text:p>
          </table:table-cell>
          <table:table-cell table:formula="of:=[.D17]-[.D16]" office:value-type="currency" office:currency="USD" office:value="5">
            <text:p>$5.00</text:p>
          </table:table-cell>
          <table:table-cell table:formula="of:=[.B17]/[.A17]" office:value-type="currency" office:currency="USD" office:value="7">
            <text:p>$7.00</text:p>
          </table:table-cell>
          <table:table-cell table:formula="of:=[.C17]/[.A17]" office:value-type="currency" office:currency="USD" office:value="20">
            <text:p>$20.00</text:p>
          </table:table-cell>
          <table:table-cell table:formula="of:=[.D17]/[.A17]" office:value-type="currency" office:currency="USD" office:value="27">
            <text:p>$27.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currency" office:currency="USD" office:value="43">
            <text:p>$43.00</text:p>
          </table:table-cell>
          <table:table-cell office:value-type="currency" office:currency="USD" office:value="100">
            <text:p>$100.00</text:p>
          </table:table-cell>
          <table:table-cell table:formula="of:=[.B18]+[.C18]" office:value-type="currency" office:currency="USD" office:value="143">
            <text:p>$143.00</text:p>
          </table:table-cell>
          <table:table-cell table:formula="of:=[.D18]-[.D17]" office:value-type="currency" office:currency="USD" office:value="8">
            <text:p>$8.00</text:p>
          </table:table-cell>
          <table:table-cell table:formula="of:=[.B18]/[.A18]" office:value-type="currency" office:currency="USD" office:value="7.16666666666667">
            <text:p>$7.17</text:p>
          </table:table-cell>
          <table:table-cell table:formula="of:=[.C18]/[.A18]" office:value-type="currency" office:currency="USD" office:value="16.6666666666667">
            <text:p>$16.67</text:p>
          </table:table-cell>
          <table:table-cell table:formula="of:=[.D18]/[.A18]" office:value-type="currency" office:currency="USD" office:value="23.8333333333333">
            <text:p>$23.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currency" office:currency="USD" office:value="55">
            <text:p>$55.00</text:p>
          </table:table-cell>
          <table:table-cell office:value-type="currency" office:currency="USD" office:value="100">
            <text:p>$100.00</text:p>
          </table:table-cell>
          <table:table-cell table:formula="of:=[.B19]+[.C19]" office:value-type="currency" office:currency="USD" office:value="155">
            <text:p>$155.00</text:p>
          </table:table-cell>
          <table:table-cell table:formula="of:=[.D19]-[.D18]" office:value-type="currency" office:currency="USD" office:value="12">
            <text:p>$12.00</text:p>
          </table:table-cell>
          <table:table-cell table:formula="of:=[.B19]/[.A19]" office:value-type="currency" office:currency="USD" office:value="7.85714285714286">
            <text:p>$7.86</text:p>
          </table:table-cell>
          <table:table-cell table:formula="of:=[.C19]/[.A19]" office:value-type="currency" office:currency="USD" office:value="14.2857142857143">
            <text:p>$14.29</text:p>
          </table:table-cell>
          <table:table-cell table:formula="of:=[.D19]/[.A19]" office:value-type="currency" office:currency="USD" office:value="22.1428571428571">
            <text:p>$22.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10/08/2019</text:date>, <text:time>20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9-09-23T15:16:53.54</meta:creation-date>
    <dc:date>2019-10-08T20:58:10.67</dc:date>
    <dc:creator>Daniel </dc:creator>
    <meta:editing-duration>PT10H24M34S</meta:editing-duration>
    <meta:editing-cycles>3</meta:editing-cycles>
    <meta:generator>OpenOffice/4.1.1$Win32 OpenOffice.org_project/411m6$Build-9775</meta:generator>
    <meta:document-statistic meta:table-count="3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line" chart:style-name="ch1">
        <chart:legend chart:legend-position="end" svg:x="12.885cm" svg:y="3.392cm" style:legend-expansion="high" chart:style-name="ch2"/>
        <chart:plot-area chart:style-name="ch3" table:cell-range-address="Sheet1.E11:Sheet1.H19" chart:data-source-has-labels="row" svg:x="0.769cm" svg:y="0.851cm" svg:width="11.478cm" svg:height="7.531cm">
          <chartooo:coordinate-region svg:x="1.576cm" svg:y="1.063cm" svg:width="10.577cm" svg:height="6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19" chart:label-cell-address="Sheet1.E11:Sheet1.E12" chart:class="chart:line">
            <chart:data-point chart:repeated="7"/>
          </chart:series>
          <chart:series chart:style-name="ch7" chart:values-cell-range-address="Sheet1.F13:Sheet1.F19" chart:label-cell-address="Sheet1.F11:Sheet1.F12" chart:class="chart:line">
            <chart:data-point chart:repeated="7"/>
          </chart:series>
          <chart:series chart:style-name="ch8" chart:values-cell-range-address="Sheet1.G13:Sheet1.G19" chart:label-cell-address="Sheet1.G11:Sheet1.G12" chart:class="chart:line">
            <chart:data-point chart:repeated="7"/>
          </chart:series>
          <chart:series chart:style-name="ch9" chart:values-cell-range-address="Sheet1.H13:Sheet1.H19" chart:label-cell-address="Sheet1.H11:Sheet1.H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al C</text:p>
                <text:list>
                  <text:list-item>
                    <text:p>Marginal C</text:p>
                  </text:list-item>
                  <text:list-item>
                    <text:p/>
                  </text:list-item>
                </text:list>
                <draw:g>
                  <svg:desc>Sheet1.E11:Sheet1.E12</svg:desc>
                </draw:g>
              </table:table-cell>
              <table:table-cell office:value-type="string">
                <text:p>AVC</text:p>
                <text:list>
                  <text:list-item>
                    <text:p>AVC</text:p>
                  </text:list-item>
                  <text:list-item>
                    <text:p/>
                  </text:list-item>
                </text:list>
                <draw:g>
                  <svg:desc>Sheet1.F11:Sheet1.F12</svg:desc>
                </draw:g>
              </table:table-cell>
              <table:table-cell office:value-type="string">
                <text:p>AFC</text:p>
                <text:list>
                  <text:list-item>
                    <text:p>AFC</text:p>
                  </text:list-item>
                  <text:list-item>
                    <text:p/>
                  </text:list-item>
                </text:list>
                <draw:g>
                  <svg:desc>Sheet1.G11:Sheet1.G12</svg:desc>
                </draw:g>
              </table:table-cell>
              <table:table-cell office:value-type="string">
                <text:p>ATC</text:p>
                <text:list>
                  <text:list-item>
                    <text:p>ATC</text:p>
                  </text:list-item>
                  <text:list-item>
                    <text:p/>
                  </text:list-item>
                </text:list>
                <draw:g>
                  <svg:desc>Sheet1.H11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E13:Sheet1.E19</svg:desc>
                </draw:g>
              </table:table-cell>
              <table:table-cell office:value-type="float" office:value="11">
                <text:p>11</text:p>
                <draw:g>
                  <svg:desc>Sheet1.F13:Sheet1.F19</svg:desc>
                </draw:g>
              </table:table-cell>
              <table:table-cell office:value-type="float" office:value="100">
                <text:p>100</text:p>
                <draw:g>
                  <svg:desc>Sheet1.G13:Sheet1.G19</svg:desc>
                </draw:g>
              </table:table-cell>
              <table:table-cell office:value-type="float" office:value="111">
                <text:p>111</text:p>
                <draw:g>
                  <svg:desc>Sheet1.H13:Sheet1.H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5">
                <text:p>2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3.8333333333333">
                <text:p>23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.85714285714286">
                <text:p>7.85714285714286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22.1428571428571">
                <text:p>22.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